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334" officeooo:paragraph-rsid="000e5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catalog Downloads</text:p>
      <text:p text:style-name="Standard"/>
      <text:p text:style-name="Standard">vlc Cubes.mp4 --sout udp://239.3.2.1:1234 --ttl 2 -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5:58:25.522989246</meta:creation-date>
    <dc:date>2019-11-12T15:59:09.334974143</dc:date>
    <meta:editing-duration>PT51S</meta:editing-duration>
    <meta:editing-cycles>1</meta:editing-cycles>
    <meta:document-statistic meta:table-count="0" meta:image-count="0" meta:object-count="0" meta:page-count="1" meta:paragraph-count="2" meta:word-count="12" meta:character-count="74" meta:non-whitespace-character-count="66"/>
    <meta:generator>LibreOffice/6.0.7.3$Linux_X86_64 LibreOffice_project/00m0$Build-3</meta:generator>
  </office:meta>
</office:document-meta>
</file>